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officeooo:rsid="000cf989" officeooo:paragraph-rsid="00168bb5"/>
    </style:style>
    <style:style style:name="P8" style:family="paragraph" style:parent-style-name="Azione_20_sistema" style:list-style-name="Numerazione_20_UC">
      <style:text-properties officeooo:rsid="000db710" officeooo:paragraph-rsid="00149ae1"/>
    </style:style>
    <style:style style:name="P9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P10" style:family="paragraph" style:parent-style-name="Azione_20_attore" style:list-style-name="Numerazione_20_UC">
      <style:text-properties officeooo:rsid="000db710" officeooo:paragraph-rsid="00104c2a"/>
    </style:style>
    <style:style style:name="P11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49ae1" officeooo:paragraph-rsid="00149ae1" style:font-weight-asian="normal" style:font-weight-complex="normal"/>
    </style:style>
    <style:style style:name="P12" style:family="paragraph" style:parent-style-name="Standard" style:list-style-name="L1">
      <style:text-properties officeooo:rsid="000e27c0" officeooo:paragraph-rsid="00104c2a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49ae1" style:font-weight-asian="normal" style:font-weight-complex="normal"/>
    </style:style>
    <style:style style:name="T6" style:family="text">
      <style:text-properties fo:font-weight="normal" officeooo:rsid="00168bb5" style:font-weight-asian="normal" style:font-weight-complex="normal"/>
    </style:style>
    <style:style style:name="T7" style:family="text">
      <style:text-properties officeooo:rsid="000f2ffc"/>
    </style:style>
    <style:style style:name="T8" style:family="text">
      <style:text-properties officeooo:rsid="000ad213"/>
    </style:style>
    <style:style style:name="T9" style:family="text">
      <style:text-properties officeooo:rsid="00149ae1"/>
    </style:style>
    <style:style style:name="T10" style:family="text">
      <style:text-properties fo:font-weight="bold" officeooo:rsid="00149ae1" style:font-weight-asian="bold" style:font-weight-complex="bold"/>
    </style:style>
    <style:style style:name="T11" style:family="text">
      <style:text-properties fo:font-weight="bold" officeooo:rsid="00168bb5" style:font-weight-asian="bold" style:font-weight-complex="bold"/>
    </style:style>
    <style:style style:name="T12" style:family="text">
      <style:text-properties officeooo:rsid="00168bb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Delegato Questionari <text:span text:style-name="T12">Visualizza Dettagli Questionari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217158" text:style-name="Numerazione_20_UC">
              <text:list-item>
                <text:p text:style-name="P10"><text:span text:style-name="T2">L'utente </text:span><text:s/>accede alla sezione Questionari <text:span text:style-name="T9">(</text:span><text:span text:style-name="T10">include Visualizza Questionari </text:span><text:span text:style-name="T5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"><text:span text:style-name="T3">2. Il sistema mostra la </text:span><text:span text:style-name="T5">pagina richiesta dall'utente </text:span><text:span text:style-name="T6">con l'elenco dei questionari</text:span></text:p>
                            <text:p text:style-name="P9"><text:span text:style-name="T5">3.L'utente </text:span><text:span text:style-name="T6">ricerca il questionario oppure lo sceglie dall'elenco(</text:span><text:span text:style-name="T11">include Ricerca Questionario</text:span><text:span text:style-name="T6">)</text:span></text:p>
                            <text:p text:style-name="P11"><text:s text:c="30"/>4.Il sistema mostra <text:span text:style-name="T12">i dettagli del questionario</text:span> <text:s text:c="8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7"><text:span text:style-name="T6">L'utente visualizza i dettagli del questionari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3224807" text:style-name="L1">
              <text:list-item>
                <text:p text:style-name="P12"><text:span text:style-name="T7">Nel caso di un errore utente, il sistema mostra all’utente un messaggio di errore che </text:span>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37M55S</meta:editing-duration>
    <meta:editing-cycles>10</meta:editing-cycles>
    <meta:generator>LibreOffice/3.6$Windows_x86 LibreOffice_project/da8c1e6-fd468f4-454e206-f42a4a9-143cfd</meta:generator>
    <dc:date>2012-10-19T13:11:30.98</dc:date>
    <meta:document-statistic meta:table-count="1" meta:image-count="0" meta:object-count="0" meta:page-count="1" meta:paragraph-count="19" meta:word-count="102" meta:character-count="859" meta:non-whitespace-character-count="657"/>
  </office:meta>
</office:document-meta>
</file>